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énario MPS séquence UNE</text:p>
      <text:p text:style-name="P1"/>
      <text:p text:style-name="P1"/>
      <text:p text:style-name="P1">Nos équipe se rendent sur le terrain,</text:p>
      <text:p text:style-name="P1">Le lieu du crime étant au sein de l'établissement Jules Verne</text:p>
      <text:p text:style-name="Standard"><text:span text:style-name="T1">La victime, le proviseur a été retrouvée mort dans son bureau. Celui-ci semble être mort d'un coup à la tête.</text:span></text:p>
      <text:p text:style-name="Standard"/>
      <text:p text:style-name="Standard">Plusieurs indices repérés :</text:p>
      <text:p text:style-name="Standard">Une petite statue de marbre, couverte du sang de la victime,</text:p>
      <text:p text:style-name="Standard">et un morceau de papier avec un message codé inscrit dessus.</text:p>
      <text:p text:style-name="Standard">Le corps de la victime, retrouvé avec des cheveux sur ses vêtements par le concierge de l'établissement.</text:p>
      <text:p text:style-name="Standard"/>
      <text:p text:style-name="Standard">[Annonce du plan]</text:p>
      <text:p text:style-name="Standard"/>
      <text:p text:style-name="P2">Cheveu</text:p>
      <text:p text:style-name="P3"/>
      <text:p text:style-name="P3">Nous allons analyser le cheveu retrouvé sur le corps de la victime</text:p>
      <text:p text:style-name="P3">En commençant par calculer l'indice modulaire de ce cheveu à l'aide d'un microscope</text:p>
      <text:p text:style-name="P3"/>
      <text:p text:style-name="P3">&gt; </text:p>
      <text:p text:style-name="P3"/>
      <text:p text:style-name="P3">Finir par calculer le diamètre de ce cheveu pour le comparer à ceux de la victime</text:p>
      <text:p text:style-name="P3"/>
      <text:p text:style-name="P3">&gt;</text:p>
      <text:p text:style-name="Standard"><text:span text:style-name="T3"/></text:p>
      <text:p text:style-name="Standard"><text:span text:style-name="T2">Sang</text:span></text:p>
      <text:p text:style-name="P3"/>
      <text:p text:style-name="Standard"><text:span text:style-name="T3">Nous allons analyser le sang retrouvé sur la statue</text:span></text:p>
      <text:p text:style-name="Standard"><text:span text:style-name="T3">En observant un échantillon au microscope</text:span></text:p>
      <text:p text:style-name="Standard"><text:span text:style-name="T3"/></text:p>
      <text:p text:style-name="Standard"><text:span text:style-name="T3">On observe donc des hématies sans noyau, ce qui confirme la nature humain de cet échantillon.</text:span></text:p>
      <text:p text:style-name="Standard"><text:span text:style-name="T3"/></text:p>
      <text:p text:style-name="Standard"><text:span text:style-name="T2">Mort</text:span></text:p>
      <text:p text:style-name="Standard"><text:span text:style-name="T3"/></text:p>
      <text:p text:style-name="Standard"><text:span text:style-name="T3">Le corps été retrouvé à <text:s/>environ 7h par le concierge.</text:span></text:p>
      <text:p text:style-name="Standard"><text:span text:style-name="T3">La victime portait alors des habits légers.</text:span></text:p>
      <text:p text:style-name="Standard"><text:span text:style-name="T3">La température interne de son corps était alors de 32°C et la température ambiante de 18°C</text:span></text:p>
      <text:p text:style-name="Standard"><text:span text:style-name="T3">[image]</text:span></text:p>
      <text:p text:style-name="Standard"><text:span text:style-name="T3">Il serait donc mort 9h avant (mais avec un intervalle d'erreur de 2,8h), donc entre [...]</text:span></text:p>
      <text:p text:style-name="Standard"><text:span text:style-name="T3"/></text:p>
      <text:p text:style-name="Standard"><text:span text:style-name="T2">Codé</text:span><text:span text:style-name="T2"> Digipad</text:span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1:17:45.61</meta:creation-date>
    <dc:date>2016-01-06T12:27:24.23</dc:date>
    <meta:editing-duration>PT7M12S</meta:editing-duration>
    <meta:editing-cycles>1</meta:editing-cycles>
    <meta:document-statistic meta:table-count="0" meta:image-count="0" meta:object-count="0" meta:page-count="1" meta:paragraph-count="26" meta:word-count="217" meta:character-count="1226" meta:non-whitespace-character-count="1033"/>
    <meta:generator>LibreOffice/3.5$Windows_x86 LibreOffice_project/e0fbe70-5879838-a0745b0-0cd1158-638b327</meta:generator>
  </office:meta>
</office:document-meta>
</file>